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it" fo:country="IT"/>
    </style:style>
    <style:style style:name="T3" style:parent-style-name="DefaultParagraphFont" style:family="text">
      <style:text-properties fo:language="id" fo:country="ID"/>
    </style:style>
    <style:style style:name="T4" style:parent-style-name="DefaultParagraphFont" style:family="text">
      <style:text-properties fo:language="it" fo:country="IT"/>
    </style:style>
    <style:style style:name="P5" style:parent-style-name="Normal" style:family="paragraph">
      <style:text-properties fo:language="it" fo:country="IT"/>
    </style:style>
    <style:style style:name="P6" style:parent-style-name="Normal" style:family="paragraph">
      <style:text-properties fo:language="id" fo:country="ID"/>
    </style:style>
    <style:style style:name="P7" style:parent-style-name="Normal" style:family="paragraph">
      <style:text-properties fo:language="id" fo:country="ID"/>
    </style:style>
    <style:style style:name="P8" style:parent-style-name="Normal" style:family="paragraph">
      <style:text-properties fo:language="id" fo:country="ID"/>
    </style:style>
    <style:style style:name="P9" style:parent-style-name="Normal" style:family="paragraph">
      <style:text-properties fo:language="id" fo:country="ID"/>
    </style:style>
    <style:style style:name="P10" style:parent-style-name="Normal" style:family="paragraph">
      <style:text-properties fo:language="id" fo:country="ID"/>
    </style:style>
    <style:style style:name="P11" style:parent-style-name="Normal" style:family="paragraph">
      <style:text-properties fo:language="id" fo:country="ID"/>
    </style:style>
  </office:automatic-styles>
  <office:body>
    <office:text text:use-soft-page-breaks="true">
      <text:p text:style-name="P1"><text:span text:style-name="T2">Rabu, 5 April</text:span><text:span text:style-name="T3"><text:s/>2023,<text:s/></text:span><text:span text:style-name="T4">Rabu dalam Pekan Suci<text:s/></text:span></text:p>
      <text:p text:style-name="P5">Yesaya 50:4-9; Mazmur 68; Matius 26:14-25</text:p>
      <text:p text:style-name="P6"/>
      <text:p text:style-name="P7">Nabi<text:s/>Yesaya<text:s/>menyatakan hamba yang<text:s/>bersaksi tentang kebenaran Tuhan<text:s/>menghadapi tantangan dan<text:s/>penganiayaan.<text:s/>Ia<text:s/>menyemangati orang yang letih lesu,<text:s/>setia mengikuti<text:s/>bimbingan Tuhan. Akan tetapi<text:s/>orang mengkhianatinya, memukul punggungnya, mencabuti jenggotnya, menodai dan meludahi mukanya.<text:s/>Tantangan dan perlakuan jahat<text:s/>itu<text:s/>tidak membuatnya merasa ternoda atau malu. Cobaan apa pun dihadapinya karena<text:s/>kepercayaan teguh pada rencana Allah.<text:s/>Penderitaan,<text:s/>halangan, dan perlawanan tidak membuatnya mundur.<text:s/>Sabda Tuhan meneguhkannya.<text:s/></text:p>
      <text:p text:style-name="P8">Injil<text:s/>Matius mengisahkan<text:s/>Yudas yang<text:s/>menyerahkan Yesus kepada para imam kepala dengan imbalan<text:s/>tiga puluh<text:s/>uang<text:s/>perak.<text:s/>Rencana Yudas itu diketahui oleh Yesus.<text:s/>Pada saat perjamuan paskah bersama para murid, Yesus mengatakan bahwa seorang dari antara para murid akan menyerahkannya. Satu per satu para murid menegaskan<text:s/>dengan berkata “Bukan<text:s/><text:s/>aku”.<text:s/>Meskipun berkata bahwa orang yang telah menyerahkan itu<text:s/>lebih baik kalau tidak dilahirkan,<text:s/>Yesus menerima derita dan kematian yang harus dijalani.<text:s/></text:p>
      <text:p text:style-name="P9">Jelas bahwa nubuat Yesaya mengenai<text:s/>Hamba yang tidak mundur dalam menghadapi penderitaan<text:s/>merupakan ramalan tentang<text:s/>Yesus. Yesus setia menjalani rencana Bapa, menyelamatkan manusia melalui penderitaan salib dan kematian.</text:p>
      <text:p text:style-name="P10">Belajar dari Yesus, kekuatan iman<text:s/>itu sangat penting<text:s/>dalam menghadapi ujian dan kesengsaraan. Dengan<text:s/>berpaling kepada Tuhan<text:s/>kita akan<text:s/>mendapatkan kekuatan dan penghiburan pada saat<text:s/>menghadapi penderitaan.<text:s/>Sabda Tuhan<text:s/>dan janji-janji-Nya<text:s/>bahwa Dia tidak akan pernah meninggalkan atau melupakan kita, menjadi andalan<text:s/>dan<text:s/>pegangan bagi kita di saat menderita.</text:p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he" style:country-complex="IL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798in" fo:margin-bottom="1in" fo:margin-right="1.081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upriyono venantius</meta:initial-creator>
    <dc:creator>supriyono venantius</dc:creator>
    <meta:creation-date>2023-04-04T17:28:00Z</meta:creation-date>
    <dc:date>2023-04-04T19:32:00Z</dc:date>
    <meta:template xlink:href="Normal" xlink:type="simple"/>
    <meta:editing-cycles>2</meta:editing-cycles>
    <meta:editing-duration>PT7440S</meta:editing-duration>
    <meta:user-defined meta:name="GrammarlyDocumentId">21ed1a1b-3c11-4e5a-bf80-19a0045585a5</meta:user-defined>
    <meta:document-statistic meta:page-count="1" meta:paragraph-count="3" meta:word-count="250" meta:character-count="1677" meta:row-count="11" meta:non-whitespace-character-count="1430"/>
  </office:meta>
</office:document-meta>
</file>